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58e060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40a43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officeooo:rsid="004ec518"/>
    </style:style>
    <style:style style:name="T21" style:family="text">
      <style:text-properties officeooo:rsid="0058e060"/>
    </style:style>
    <style:style style:name="T22" style:family="text">
      <style:text-properties fo:font-style="normal" officeooo:rsid="0056f04e" style:font-style-asian="normal" style:font-style-complex="normal"/>
    </style:style>
    <style:style style:name="T23" style:family="text">
      <style:text-properties officeooo:rsid="004ff14a"/>
    </style:style>
    <style:style style:name="T24" style:family="text">
      <style:text-properties officeooo:rsid="00429d15"/>
    </style:style>
    <style:style style:name="T25" style:family="text">
      <style:text-properties officeooo:rsid="00441d00"/>
    </style:style>
    <style:style style:name="T26" style:family="text">
      <style:text-properties officeooo:rsid="0047d7ac"/>
    </style:style>
    <style:style style:name="T27" style:family="text">
      <style:text-properties officeooo:rsid="004a748d"/>
    </style:style>
    <style:style style:name="T28" style:family="text">
      <style:text-properties officeooo:rsid="004d0f9d"/>
    </style:style>
    <style:style style:name="T29" style:family="text">
      <style:text-properties officeooo:rsid="004ed897"/>
    </style:style>
    <style:style style:name="T30" style:family="text">
      <style:text-properties officeooo:rsid="0050d526"/>
    </style:style>
    <style:style style:name="T31" style:family="text">
      <style:text-properties officeooo:rsid="00566019"/>
    </style:style>
    <style:style style:name="T32" style:family="text">
      <style:text-properties officeooo:rsid="00161290"/>
    </style:style>
    <style:style style:name="T3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3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38" style:family="text">
      <style:text-properties officeooo:rsid="038d9d4d"/>
    </style:style>
    <style:style style:name="T39" style:family="text">
      <style:text-properties officeooo:rsid="038dd9cf"/>
    </style:style>
    <style:style style:name="T40" style:family="text">
      <style:text-properties officeooo:rsid="0025668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. As soon I woke up, I would sit down to work on this assessment, prioritising the achievement of milestones before allowing myself to indulge in high-protein food. <text:span text:style-name="T20">To further aid this, I would avoid drinking sugary or caffeinated beverages, instead opting for </text:span><text:span text:style-name="T21">peppermint tea (</text:span><text:span text:style-name="T22">Luka Netzler, Brian Lovell, 2025</text:span><text:span text:style-name="T21">)</text:span><text:span text:style-name="T20">.</text:span></text:p>
      <text:p text:style-name="P14"/>
      <text:p text:style-name="P15">2. <text:span text:style-name="T23">Focus Management</text:span></text:p>
      <text:p text:style-name="P16">To avoid mental distractions and maintain my dopamine levels, I would turn off all redundant applications (such as Steam, or Discord), <text:span text:style-name="T24">reduce the brightness of my screen, and even reduce </text:span><text:soft-page-break/><text:span text:style-name="T24">saturation. This </text:span><text:span text:style-name="T25">created a monotonous, but a highly reliable environment in which I could maintain my focus for much longer. </text:span></text:p>
      <text:p text:style-name="P17">To further maintain my focus, and prevent my mind from drifting off, I would utilise the rubber duck <text:span text:style-name="T26">debugging </text:span>technique <text:span text:style-name="T26">(Rubber Duck Debugging, n.d.). </text:span><text:span text:style-name="T27">By narrating my own actions, I could keep my mind anchored in the present moment, </text:span><text:span text:style-name="T28">minimising </text:span><text:span text:style-name="T29">unrelated thought.</text:span></text:p>
      <text:p text:style-name="P17"/>
      <text:p text:style-name="P18"><text:span text:style-name="T30">3. Future Reflection</text:span></text:p>
      <text:p text:style-name="P19">To further improve my workflow in the future, I would also avoid nicotine to keep my heart rate consistent, <text:span text:style-name="T31">instead replacing it with scented candles. </text:span></text:p>
      <text:p text:style-name="P20"/>
      <text:p text:style-name="P11"/>
      <text:p text:style-name="P11"/>
      <text:p text:style-name="P21">Section <text:span text:style-name="T18">2</text:span> – <text:span text:style-name="T32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33">GD</text:span></text:span><text:span text:style-name="Strong_20_Emphasis"><text:span text:style-name="T34">P</text:span></text:span><text:span text:style-name="Strong_20_Emphasis"><text:span text:style-name="T33">R</text:span></text:span><text:span text:style-name="T35"> (</text:span>2018<text:span text:style-name="T35">) </text:span><text:span text:style-name="Emphasis"><text:span text:style-name="T35">General Data Protection Regulation.</text:span></text:span><text:span text:style-name="T35"> Available at: </text:span><text:a xlink:type="simple" xlink:href="https://gdpr-info.eu/" text:style-name="Internet_20_link" text:visited-style-name="Visited_20_Internet_20_Link"><text:span text:style-name="T35">https://gdpr-info.eu/</text:span></text:a><text:span text:style-name="T35"> (</text:span><text:span text:style-name="T36">Accessed: </text:span><text:span text:style-name="T37">5 </text:span><text:span text:style-name="T36"><text:s/></text:span><text:span text:style-name="T37">May</text:span><text:span text:style-name="T36"> 2026</text:span><text:span text:style-name="T35">).</text:span></text:p>
      <text:p text:style-name="P24"><text:span text:style-name="Strong_20_Emphasis">Data Protection Act 2018</text:span> (2018) <text:span text:style-name="Emphasis">c.12.</text:span> London: The Stationery Office. <text:span text:style-name="T38">Available at: </text:span><text:a xlink:type="simple" xlink:href="https://www.legislation.gov.uk/ukpga/2018/12" text:style-name="Internet_20_link" text:visited-style-name="Visited_20_Internet_20_Link"><text:span text:style-name="T38">https://www.legislation.gov.uk/ukpga/2018/12</text:span></text:a><text:span text:style-name="T38"> </text:span><text:span text:style-name="T39">(Accessed: </text:span><text:span text:style-name="T40">5 May</text:span><text:span text:style-name="T39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39">Accessed: </text:span><text:span text:style-name="T40">5</text:span><text:span text:style-name="T39"> </text:span><text:span text:style-name="T40">May</text:span><text:span text:style-name="T39"> 2026</text:span>).</text:p>
      <text:p text:style-name="P26">National Cyber Security Centre <text:span text:style-name="T41">(2021) </text:span><text:span text:style-name="T42">Top tips for staying secure online.</text:span><text:span text:style-name="T4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41">https://www.ncsc.gov.uk/collection/top-tips-for-staying-secure-online/always-back-up-your-most-important-data#section_3</text:span></text:a><text:span text:style-name="T41"> (Accessed 5 May 2026).</text:span></text:p>
      <text:p text:style-name="P27"/>
      <text:p text:style-name="P28"><text:span text:style-name="T43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41">(n.d.) </text:span><text:span text:style-name="T42">Debugging Software with a Rubber Ducky. </text:span><text:span text:style-name="T44">Available at: </text:span><text:a xlink:type="simple" xlink:href="https://rubberduckdebugging.com/" text:style-name="Internet_20_link" text:visited-style-name="Visited_20_Internet_20_Link"><text:span text:style-name="T44">https://rubberduckdebugging.com/</text:span></text:a><text:span text:style-name="T44"> (Accessed: 5 May 2026)</text:span></text:p>
      <text:p text:style-name="P30"/>
      <text:p text:style-name="P31"><text:span text:style-name="T45">Luka Netzler, Brian Lovell</text:span><text:span text:style-name="T46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04:09.081589602</dc:date>
    <meta:editing-duration>PT1H20M35S</meta:editing-duration>
    <meta:editing-cycles>64</meta:editing-cycles>
    <meta:document-statistic meta:table-count="0" meta:image-count="0" meta:object-count="0" meta:page-count="3" meta:paragraph-count="27" meta:word-count="595" meta:character-count="4219" meta:non-whitespace-character-count="3642"/>
  </office:meta>
</office:document-meta>
</file>